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1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ole-draw-aspect="1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name="bla" draw:style-name="gr1" draw:text-style-name="P1" draw:layer="layout" svg:width="6.35cm" svg:height="4.06cm" svg:x="8.62cm" svg:y="2.27cm">
          <draw:text-box>
            <text:p text:style-name="P1">Maxim</text:p>
          </draw:text-box>
        </draw:frame>
        <draw:frame draw:name="box1" draw:style-name="gr2" draw:text-style-name="P1" draw:layer="layout" svg:width="7.62cm" svg:height="1.27cm" svg:x="1cm" svg:y="2.27cm">
          <draw:text-box>
            <text:p text:style-name="P1">Peter Dressman, Esq.</text:p>
          </draw:text-box>
        </draw:frame>
        <draw:frame draw:name="aTable" draw:style-name="gr3" draw:layer="layout" svg:width="17.005cm" svg:height="4.217cm" svg:x="1.819cm" svg:y="7.74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16T09:07:17</meta:creation-date>
    <dc:date>2009-06-10T15:10:49</dc:date>
    <meta:editing-cycles>2</meta:editing-cycles>
    <meta:editing-duration>PT01H03M01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86in" table:align="margins"/>
    </style:style>
    <style:style style:name="Table1.A" style:family="table-column">
      <style:table-column-properties style:column-width="3.3493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One</text:p>
          </table:table-cell>
          <table:table-cell table:style-name="Table1.B1" office:value-type="string">
            <text:p text:style-name="Table_20_Contents">Two</text:p>
          </table:table-cell>
        </table:table-row>
        <table:table-row>
          <table:table-cell table:style-name="Table1.A2" office:value-type="string">
            <text:p text:style-name="Table_20_Contents">Ett</text:p>
          </table:table-cell>
          <table:table-cell table:style-name="Table1.B2" office:value-type="string">
            <text:p text:style-name="Table_20_Contents">Två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